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3"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J</text:p>
          </table:table-cell>
          <table:table-cell office:value-type="string">
            <text:p>Jerr</text:p>
          </table:table-cell>
          <table:table-cell office:value-type="string">
            <text:p>H</text:p>
          </table:table-cell>
          <table:table-cell office:value-type="string">
            <text:p>Herr</text:p>
          </table:table-cell>
          <table:table-cell office:value-type="string">
            <text:p>K</text:p>
          </table:table-cell>
          <table:table-cell office:value-type="string">
            <text:p>Kerr</text:p>
          </table:table-cell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office:value-type="float" office:value="12.632">
            <text:p>12.632</text:p>
          </table:table-cell>
          <table:table-cell office:value-type="float" office:value="0.022">
            <text:p>0.022</text:p>
          </table:table-cell>
          <table:table-cell office:value-type="float" office:value="12.258">
            <text:p>12.258</text:p>
          </table:table-cell>
          <table:table-cell office:value-type="float" office:value="0.021">
            <text:p>0.021</text:p>
          </table:table-cell>
          <table:table-cell office:value-type="float" office:value="12.167">
            <text:p>12.167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office:value-type="float" office:value="11.676">
            <text:p>11.676</text:p>
          </table:table-cell>
          <table:table-cell office:value-type="float" office:value="0.022">
            <text:p>0.022</text:p>
          </table:table-cell>
          <table:table-cell office:value-type="float" office:value="11.209">
            <text:p>11.209</text:p>
          </table:table-cell>
          <table:table-cell office:value-type="float" office:value="0.019">
            <text:p>0.019</text:p>
          </table:table-cell>
          <table:table-cell office:value-type="float" office:value="11.104">
            <text:p>11.104</text:p>
          </table:table-cell>
          <table:table-cell office:value-type="float" office:value="0.019">
            <text:p>0.019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office:value-type="float" office:value="15.4">
            <text:p>15.4</text:p>
          </table:table-cell>
          <table:table-cell office:value-type="float" office:value="0.044">
            <text:p>0.044</text:p>
          </table:table-cell>
          <table:table-cell office:value-type="float" office:value="15.189">
            <text:p>15.189</text:p>
          </table:table-cell>
          <table:table-cell office:value-type="float" office:value="0.075">
            <text:p>0.075</text:p>
          </table:table-cell>
          <table:table-cell office:value-type="float" office:value="14.879">
            <text:p>14.879</text:p>
          </table:table-cell>
          <table:table-cell office:value-type="float" office:value="0.099">
            <text:p>0.099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office:value-type="float" office:value="12.147">
            <text:p>12.147</text:p>
          </table:table-cell>
          <table:table-cell office:value-type="float" office:value="0.022">
            <text:p>0.022</text:p>
          </table:table-cell>
          <table:table-cell office:value-type="float" office:value="11.55">
            <text:p>11.55</text:p>
          </table:table-cell>
          <table:table-cell office:value-type="float" office:value="0.021">
            <text:p>0.021</text:p>
          </table:table-cell>
          <table:table-cell office:value-type="float" office:value="11.458">
            <text:p>11.458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office:value-type="float" office:value="12.207">
            <text:p>12.207</text:p>
          </table:table-cell>
          <table:table-cell office:value-type="float" office:value="0.022">
            <text:p>0.022</text:p>
          </table:table-cell>
          <table:table-cell office:value-type="float" office:value="11.573">
            <text:p>11.573</text:p>
          </table:table-cell>
          <table:table-cell office:value-type="float" office:value="0.022">
            <text:p>0.022</text:p>
          </table:table-cell>
          <table:table-cell office:value-type="float" office:value="11.371">
            <text:p>11.371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office:value-type="float" office:value="12.776">
            <text:p>12.776</text:p>
          </table:table-cell>
          <table:table-cell office:value-type="float" office:value="0.023">
            <text:p>0.023</text:p>
          </table:table-cell>
          <table:table-cell office:value-type="float" office:value="12.244">
            <text:p>12.244</text:p>
          </table:table-cell>
          <table:table-cell office:value-type="float" office:value="0.025">
            <text:p>0.025</text:p>
          </table:table-cell>
          <table:table-cell office:value-type="float" office:value="12.128">
            <text:p>12.128</text:p>
          </table:table-cell>
          <table:table-cell office:value-type="float" office:value="0.025">
            <text:p>0.025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office:value-type="float" office:value="10.491">
            <text:p>10.491</text:p>
          </table:table-cell>
          <table:table-cell office:value-type="float" office:value="0.022">
            <text:p>0.022</text:p>
          </table:table-cell>
          <table:table-cell office:value-type="float" office:value="10.074">
            <text:p>10.074</text:p>
          </table:table-cell>
          <table:table-cell office:value-type="float" office:value="0.021">
            <text:p>0.021</text:p>
          </table:table-cell>
          <table:table-cell office:value-type="float" office:value="10.015">
            <text:p>10.015</text:p>
          </table:table-cell>
          <table:table-cell office:value-type="float" office:value="0.019">
            <text:p>0.019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office:value-type="float" office:value="14.828">
            <text:p>14.828</text:p>
          </table:table-cell>
          <table:table-cell office:value-type="float" office:value="0.03">
            <text:p>0.03</text:p>
          </table:table-cell>
          <table:table-cell office:value-type="float" office:value="14.191">
            <text:p>14.191</text:p>
          </table:table-cell>
          <table:table-cell office:value-type="float" office:value="0.036">
            <text:p>0.036</text:p>
          </table:table-cell>
          <table:table-cell office:value-type="float" office:value="14.117">
            <text:p>14.117</text:p>
          </table:table-cell>
          <table:table-cell office:value-type="float" office:value="0.053">
            <text:p>0.053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office:value-type="float" office:value="14.735">
            <text:p>14.735</text:p>
          </table:table-cell>
          <table:table-cell office:value-type="float" office:value="0.03">
            <text:p>0.03</text:p>
          </table:table-cell>
          <table:table-cell office:value-type="float" office:value="14.435">
            <text:p>14.435</text:p>
          </table:table-cell>
          <table:table-cell office:value-type="float" office:value="0.039">
            <text:p>0.039</text:p>
          </table:table-cell>
          <table:table-cell office:value-type="float" office:value="14.304">
            <text:p>14.304</text:p>
          </table:table-cell>
          <table:table-cell office:value-type="float" office:value="0.06">
            <text:p>0.06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office:value-type="float" office:value="12.695">
            <text:p>12.695</text:p>
          </table:table-cell>
          <table:table-cell office:value-type="float" office:value="0.024">
            <text:p>0.024</text:p>
          </table:table-cell>
          <table:table-cell office:value-type="float" office:value="12.397">
            <text:p>12.397</text:p>
          </table:table-cell>
          <table:table-cell office:value-type="float" office:value="0.022">
            <text:p>0.022</text:p>
          </table:table-cell>
          <table:table-cell office:value-type="float" office:value="12.367">
            <text:p>12.367</text:p>
          </table:table-cell>
          <table:table-cell office:value-type="float" office:value="0.021">
            <text:p>0.021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office:value-type="float" office:value="15.397">
            <text:p>15.397</text:p>
          </table:table-cell>
          <table:table-cell office:value-type="float" office:value="0.049">
            <text:p>0.049</text:p>
          </table:table-cell>
          <table:table-cell office:value-type="float" office:value="15.063">
            <text:p>15.063</text:p>
          </table:table-cell>
          <table:table-cell office:value-type="float" office:value="0.06">
            <text:p>0.06</text:p>
          </table:table-cell>
          <table:table-cell office:value-type="float" office:value="15.063">
            <text:p>15.063</text:p>
          </table:table-cell>
          <table:table-cell office:value-type="float" office:value="0.113">
            <text:p>0.113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office:value-type="float" office:value="11.323">
            <text:p>11.323</text:p>
          </table:table-cell>
          <table:table-cell office:value-type="float" office:value="0.024">
            <text:p>0.024</text:p>
          </table:table-cell>
          <table:table-cell office:value-type="float" office:value="10.739">
            <text:p>10.739</text:p>
          </table:table-cell>
          <table:table-cell office:value-type="float" office:value="0.023">
            <text:p>0.023</text:p>
          </table:table-cell>
          <table:table-cell office:value-type="float" office:value="10.648">
            <text:p>10.648</text:p>
          </table:table-cell>
          <table:table-cell office:value-type="float" office:value="0.018">
            <text:p>0.018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office:value-type="float" office:value="13.004">
            <text:p>13.004</text:p>
          </table:table-cell>
          <table:table-cell office:value-type="float" office:value="0.024">
            <text:p>0.024</text:p>
          </table:table-cell>
          <table:table-cell office:value-type="float" office:value="12.721">
            <text:p>12.721</text:p>
          </table:table-cell>
          <table:table-cell office:value-type="float" office:value="0.025">
            <text:p>0.025</text:p>
          </table:table-cell>
          <table:table-cell office:value-type="float" office:value="12.655">
            <text:p>12.655</text:p>
          </table:table-cell>
          <table:table-cell office:value-type="float" office:value="0.023">
            <text:p>0.023</text:p>
          </table:table-cell>
        </table:table-row>
        <table:table-row table:style-name="ro4">
          <table:table-cell table:number-columns-repeated="8"/>
        </table:table-row>
        <table:table-row table:style-name="ro3">
          <table:table-cell office:value-type="string">
            <text:p>Photometry</text:p>
          </table:table-cell>
          <table:table-cell table:number-columns-repeated="7"/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office:value-type="float" office:value="10.737">
            <text:p>10.737</text:p>
          </table:table-cell>
          <table:table-cell office:value-type="float" office:value="0.001">
            <text:p>0.001</text:p>
          </table:table-cell>
          <table:table-cell office:value-type="float" office:value="10.192">
            <text:p>10.192</text:p>
          </table:table-cell>
          <table:table-cell office:value-type="float" office:value="0.001">
            <text:p>0.001</text:p>
          </table:table-cell>
          <table:table-cell office:value-type="float" office:value="10.818">
            <text:p>10.818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office:value-type="float" office:value="9.824">
            <text:p>9.824</text:p>
          </table:table-cell>
          <table:table-cell office:value-type="float" office:value="0.001">
            <text:p>0.001</text:p>
          </table:table-cell>
          <table:table-cell office:value-type="float" office:value="9.204">
            <text:p>9.204</text:p>
          </table:table-cell>
          <table:table-cell office:value-type="float" office:value="0.001">
            <text:p>0.001</text:p>
          </table:table-cell>
          <table:table-cell office:value-type="float" office:value="9.788">
            <text:p>9.788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office:value-type="float" office:value="13.557">
            <text:p>13.557</text:p>
          </table:table-cell>
          <table:table-cell office:value-type="float" office:value="0.005">
            <text:p>0.005</text:p>
          </table:table-cell>
          <table:table-cell office:value-type="float" office:value="13.058">
            <text:p>13.058</text:p>
          </table:table-cell>
          <table:table-cell office:value-type="float" office:value="0.006">
            <text:p>0.006</text:p>
          </table:table-cell>
          <table:table-cell office:value-type="float" office:value="13.759">
            <text:p>13.759</text:p>
          </table:table-cell>
          <table:table-cell office:value-type="float" office:value="0.011">
            <text:p>0.011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office:value-type="float" office:value="10.261">
            <text:p>10.261</text:p>
          </table:table-cell>
          <table:table-cell office:value-type="float" office:value="0.001">
            <text:p>0.001</text:p>
          </table:table-cell>
          <table:table-cell office:value-type="float" office:value="9.532">
            <text:p>9.532</text:p>
          </table:table-cell>
          <table:table-cell office:value-type="float" office:value="0.001">
            <text:p>0.001</text:p>
          </table:table-cell>
          <table:table-cell office:value-type="float" office:value="10.104">
            <text:p>10.104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office:value-type="float" office:value="10.344">
            <text:p>10.344</text:p>
          </table:table-cell>
          <table:table-cell office:value-type="float" office:value="0.001">
            <text:p>0.001</text:p>
          </table:table-cell>
          <table:table-cell office:value-type="float" office:value="9.55">
            <text:p>9.55</text:p>
          </table:table-cell>
          <table:table-cell office:value-type="float" office:value="0.001">
            <text:p>0.001</text:p>
          </table:table-cell>
          <table:table-cell office:value-type="float" office:value="10.042">
            <text:p>10.042</text:p>
          </table:table-cell>
          <table:table-cell office:value-type="float" office:value="0.001">
            <text:p>0.001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office:value-type="float" office:value="10.873">
            <text:p>10.873</text:p>
          </table:table-cell>
          <table:table-cell office:value-type="float" office:value="0.002">
            <text:p>0.002</text:p>
          </table:table-cell>
          <table:table-cell office:value-type="float" office:value="10.131">
            <text:p>10.131</text:p>
          </table:table-cell>
          <table:table-cell office:value-type="float" office:value="0.002">
            <text:p>0.002</text:p>
          </table:table-cell>
          <table:table-cell office:value-type="float" office:value="10.734">
            <text:p>10.734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office:value-type="float" office:value="8.701">
            <text:p>8.701</text:p>
          </table:table-cell>
          <table:table-cell office:value-type="float" office:value="0.001">
            <text:p>0.001</text:p>
          </table:table-cell>
          <table:table-cell office:value-type="float" office:value="8.304">
            <text:p>8.304</text:p>
          </table:table-cell>
          <table:table-cell office:value-type="float" office:value="0.001">
            <text:p>0.001</text:p>
          </table:table-cell>
          <table:table-cell office:value-type="float" office:value="8.749">
            <text:p>8.749</text:p>
          </table:table-cell>
          <table:table-cell office:value-type="float" office:value="0.003">
            <text:p>0.003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office:value-type="float" office:value="12.937">
            <text:p>12.937</text:p>
          </table:table-cell>
          <table:table-cell office:value-type="float" office:value="0.003">
            <text:p>0.003</text:p>
          </table:table-cell>
          <table:table-cell office:value-type="float" office:value="12.137">
            <text:p>12.137</text:p>
          </table:table-cell>
          <table:table-cell office:value-type="float" office:value="0.003">
            <text:p>0.003</text:p>
          </table:table-cell>
          <table:table-cell office:value-type="float" office:value="12.696">
            <text:p>12.696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office:value-type="float" office:value="12.846">
            <text:p>12.846</text:p>
          </table:table-cell>
          <table:table-cell office:value-type="float" office:value="0.003">
            <text:p>0.003</text:p>
          </table:table-cell>
          <table:table-cell office:value-type="float" office:value="12.254">
            <text:p>12.254</text:p>
          </table:table-cell>
          <table:table-cell office:value-type="float" office:value="0.003">
            <text:p>0.003</text:p>
          </table:table-cell>
          <table:table-cell office:value-type="float" office:value="12.895">
            <text:p>12.895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office:value-type="float" office:value="10.809">
            <text:p>10.809</text:p>
          </table:table-cell>
          <table:table-cell office:value-type="float" office:value="0.001">
            <text:p>0.001</text:p>
          </table:table-cell>
          <table:table-cell office:value-type="float" office:value="10.334">
            <text:p>10.334</text:p>
          </table:table-cell>
          <table:table-cell office:value-type="float" office:value="0.001">
            <text:p>0.001</text:p>
          </table:table-cell>
          <table:table-cell office:value-type="float" office:value="10.997">
            <text:p>10.997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office:value-type="float" office:value="13.542">
            <text:p>13.542</text:p>
          </table:table-cell>
          <table:table-cell office:value-type="float" office:value="0.005">
            <text:p>0.005</text:p>
          </table:table-cell>
          <table:table-cell office:value-type="float" office:value="12.989">
            <text:p>12.989</text:p>
          </table:table-cell>
          <table:table-cell office:value-type="float" office:value="0.006">
            <text:p>0.006</text:p>
          </table:table-cell>
          <table:table-cell office:value-type="float" office:value="13.665">
            <text:p>13.665</text:p>
          </table:table-cell>
          <table:table-cell office:value-type="float" office:value="0.013">
            <text:p>0.013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office:value-type="float" office:value="9.468">
            <text:p>9.468</text:p>
          </table:table-cell>
          <table:table-cell office:value-type="float" office:value="0.001">
            <text:p>0.001</text:p>
          </table:table-cell>
          <table:table-cell office:value-type="float" office:value="8.748">
            <text:p>8.748</text:p>
          </table:table-cell>
          <table:table-cell office:value-type="float" office:value="0.001">
            <text:p>0.001</text:p>
          </table:table-cell>
          <table:table-cell office:value-type="float" office:value="9.34">
            <text:p>9.34</text:p>
          </table:table-cell>
          <table:table-cell office:value-type="float" office:value="0.001">
            <text:p>0.001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office:value-type="float" office:value="11.147">
            <text:p>11.147</text:p>
          </table:table-cell>
          <table:table-cell office:value-type="float" office:value="0.001">
            <text:p>0.001</text:p>
          </table:table-cell>
          <table:table-cell office:value-type="float" office:value="10.618">
            <text:p>10.618</text:p>
          </table:table-cell>
          <table:table-cell office:value-type="float" office:value="0.001">
            <text:p>0.001</text:p>
          </table:table-cell>
          <table:table-cell office:value-type="float" office:value="11.298">
            <text:p>11.298</text:p>
          </table:table-cell>
          <table:table-cell office:value-type="float" office:value="0.002">
            <text:p>0.002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Difference</text:p>
          </table:table-cell>
          <table:table-cell table:number-columns-repeated="7"/>
        </table:table-row>
        <table:table-row table:style-name="ro4"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table:formula="of:=[.C17]-[.C2]" office:value-type="float" office:value="-1.895">
            <text:p>-1.895</text:p>
          </table:table-cell>
          <table:table-cell table:formula="of:=SQRT([.D17]*[.D17]+[.D2]*[.D2])" office:value-type="float" office:value="0.0220227155455452">
            <text:p>0.0220227155</text:p>
          </table:table-cell>
          <table:table-cell table:formula="of:=[.E17]-[.E2]" office:value-type="float" office:value="-2.066">
            <text:p>-2.066</text:p>
          </table:table-cell>
          <table:table-cell table:formula="of:=SQRT([.F17]*[.F17]+[.F2]*[.F2])" office:value-type="float" office:value="0.0210237960416286">
            <text:p>0.021023796</text:p>
          </table:table-cell>
          <table:table-cell table:formula="of:=[.G17]-[.G2]" office:value-type="float" office:value="-1.349">
            <text:p>-1.349</text:p>
          </table:table-cell>
          <table:table-cell table:formula="of:=SQRT([.H17]*[.H17]+[.H2]*[.H2])" office:value-type="float" office:value="0.0200997512422418">
            <text:p>0.0200997512</text:p>
          </table:table-cell>
        </table:table-row>
        <table:table-row table:style-name="ro4"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table:formula="of:=[.C18]-[.C3]" office:value-type="float" office:value="-1.852">
            <text:p>-1.852</text:p>
          </table:table-cell>
          <table:table-cell table:formula="of:=SQRT([.D18]*[.D18]+[.D3]*[.D3])" office:value-type="float" office:value="0.0220227155455452">
            <text:p>0.0220227155</text:p>
          </table:table-cell>
          <table:table-cell table:formula="of:=[.E18]-[.E3]" office:value-type="float" office:value="-2.005">
            <text:p>-2.005</text:p>
          </table:table-cell>
          <table:table-cell table:formula="of:=SQRT([.F18]*[.F18]+[.F3]*[.F3])" office:value-type="float" office:value="0.0190262975904404">
            <text:p>0.0190262976</text:p>
          </table:table-cell>
          <table:table-cell table:formula="of:=[.G18]-[.G3]" office:value-type="float" office:value="-1.316">
            <text:p>-1.316</text:p>
          </table:table-cell>
          <table:table-cell table:formula="of:=SQRT([.H18]*[.H18]+[.H3]*[.H3])" office:value-type="float" office:value="0.0191049731745428">
            <text:p>0.0191049732</text:p>
          </table:table-cell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table:formula="of:=[.C19]-[.C4]" office:value-type="float" office:value="-1.843">
            <text:p>-1.843</text:p>
          </table:table-cell>
          <table:table-cell table:formula="of:=SQRT([.D19]*[.D19]+[.D4]*[.D4])" office:value-type="float" office:value="0.0442831796509691">
            <text:p>0.0442831797</text:p>
          </table:table-cell>
          <table:table-cell table:formula="of:=[.E19]-[.E4]" office:value-type="float" office:value="-2.131">
            <text:p>-2.131</text:p>
          </table:table-cell>
          <table:table-cell table:formula="of:=SQRT([.F19]*[.F19]+[.F4]*[.F4])" office:value-type="float" office:value="0.0752396172239067">
            <text:p>0.0752396172</text:p>
          </table:table-cell>
          <table:table-cell table:formula="of:=[.G19]-[.G4]" office:value-type="float" office:value="-1.12">
            <text:p>-1.12</text:p>
          </table:table-cell>
          <table:table-cell table:formula="of:=SQRT([.H19]*[.H19]+[.H4]*[.H4])" office:value-type="float" office:value="0.0996092365195116">
            <text:p>0.0996092365</text:p>
          </table:table-cell>
        </table:table-row>
        <table:table-row table:style-name="ro4"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table:formula="of:=[.C20]-[.C5]" office:value-type="float" office:value="-1.886">
            <text:p>-1.886</text:p>
          </table:table-cell>
          <table:table-cell table:formula="of:=SQRT([.D20]*[.D20]+[.D5]*[.D5])" office:value-type="float" office:value="0.0220227155455452">
            <text:p>0.0220227155</text:p>
          </table:table-cell>
          <table:table-cell table:formula="of:=[.E20]-[.E5]" office:value-type="float" office:value="-2.018">
            <text:p>-2.018</text:p>
          </table:table-cell>
          <table:table-cell table:formula="of:=SQRT([.F20]*[.F20]+[.F5]*[.F5])" office:value-type="float" office:value="0.0210237960416286">
            <text:p>0.021023796</text:p>
          </table:table-cell>
          <table:table-cell table:formula="of:=[.G20]-[.G5]" office:value-type="float" office:value="-1.354">
            <text:p>-1.354</text:p>
          </table:table-cell>
          <table:table-cell table:formula="of:=SQRT([.H20]*[.H20]+[.H5]*[.H5])" office:value-type="float" office:value="0.0200997512422418">
            <text:p>0.0200997512</text:p>
          </table:table-cell>
        </table:table-row>
        <table:table-row table:style-name="ro4"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table:formula="of:=[.C21]-[.C6]" office:value-type="float" office:value="-1.863">
            <text:p>-1.863</text:p>
          </table:table-cell>
          <table:table-cell table:formula="of:=SQRT([.D21]*[.D21]+[.D6]*[.D6])" office:value-type="float" office:value="0.0220227155455452">
            <text:p>0.0220227155</text:p>
          </table:table-cell>
          <table:table-cell table:formula="of:=[.E21]-[.E6]" office:value-type="float" office:value="-2.023">
            <text:p>-2.023</text:p>
          </table:table-cell>
          <table:table-cell table:formula="of:=SQRT([.F21]*[.F21]+[.F6]*[.F6])" office:value-type="float" office:value="0.0220227155455452">
            <text:p>0.0220227155</text:p>
          </table:table-cell>
          <table:table-cell table:formula="of:=[.G21]-[.G6]" office:value-type="float" office:value="-1.329">
            <text:p>-1.329</text:p>
          </table:table-cell>
          <table:table-cell table:formula="of:=SQRT([.H21]*[.H21]+[.H6]*[.H6])" office:value-type="float" office:value="0.0200249843945008">
            <text:p>0.0200249844</text:p>
          </table:table-cell>
        </table:table-row>
        <table:table-row table:style-name="ro4"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table:formula="of:=[.C22]-[.C7]" office:value-type="float" office:value="-1.903">
            <text:p>-1.903</text:p>
          </table:table-cell>
          <table:table-cell table:formula="of:=SQRT([.D22]*[.D22]+[.D7]*[.D7])" office:value-type="float" office:value="0.0230867927612304">
            <text:p>0.0230867928</text:p>
          </table:table-cell>
          <table:table-cell table:formula="of:=[.E22]-[.E7]" office:value-type="float" office:value="-2.113">
            <text:p>-2.113</text:p>
          </table:table-cell>
          <table:table-cell table:formula="of:=SQRT([.F22]*[.F22]+[.F7]*[.F7])" office:value-type="float" office:value="0.0250798724079689">
            <text:p>0.0250798724</text:p>
          </table:table-cell>
          <table:table-cell table:formula="of:=[.G22]-[.G7]" office:value-type="float" office:value="-1.394">
            <text:p>-1.394</text:p>
          </table:table-cell>
          <table:table-cell table:formula="of:=SQRT([.H22]*[.H22]+[.H7]*[.H7])" office:value-type="float" office:value="0.0250798724079689">
            <text:p>0.0250798724</text:p>
          </table:table-cell>
        </table:table-row>
        <table:table-row table:style-name="ro4"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table:formula="of:=[.C23]-[.C8]" office:value-type="float" office:value="-1.79">
            <text:p>-1.79</text:p>
          </table:table-cell>
          <table:table-cell table:formula="of:=SQRT([.D23]*[.D23]+[.D8]*[.D8])" office:value-type="float" office:value="0.0220227155455452">
            <text:p>0.0220227155</text:p>
          </table:table-cell>
          <table:table-cell table:formula="of:=[.E23]-[.E8]" office:value-type="float" office:value="-1.77">
            <text:p>-1.77</text:p>
          </table:table-cell>
          <table:table-cell table:formula="of:=SQRT([.F23]*[.F23]+[.F8]*[.F8])" office:value-type="float" office:value="0.0210237960416286">
            <text:p>0.021023796</text:p>
          </table:table-cell>
          <table:table-cell table:formula="of:=[.G23]-[.G8]" office:value-type="float" office:value="-1.266">
            <text:p>-1.266</text:p>
          </table:table-cell>
          <table:table-cell table:formula="of:=SQRT([.H23]*[.H23]+[.H8]*[.H8])" office:value-type="float" office:value="0.0192353840616713">
            <text:p>0.0192353841</text:p>
          </table:table-cell>
        </table:table-row>
        <table:table-row table:style-name="ro4"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table:formula="of:=[.C24]-[.C9]" office:value-type="float" office:value="-1.891">
            <text:p>-1.891</text:p>
          </table:table-cell>
          <table:table-cell table:formula="of:=SQRT([.D24]*[.D24]+[.D9]*[.D9])" office:value-type="float" office:value="0.0301496268633627">
            <text:p>0.0301496269</text:p>
          </table:table-cell>
          <table:table-cell table:formula="of:=[.E24]-[.E9]" office:value-type="float" office:value="-2.054">
            <text:p>-2.054</text:p>
          </table:table-cell>
          <table:table-cell table:formula="of:=SQRT([.F24]*[.F24]+[.F9]*[.F9])" office:value-type="float" office:value="0.0361247837363769">
            <text:p>0.0361247837</text:p>
          </table:table-cell>
          <table:table-cell table:formula="of:=[.G24]-[.G9]" office:value-type="float" office:value="-1.421">
            <text:p>-1.421</text:p>
          </table:table-cell>
          <table:table-cell table:formula="of:=SQRT([.H24]*[.H24]+[.H9]*[.H9])" office:value-type="float" office:value="0.0532353266168247">
            <text:p>0.0532353266</text:p>
          </table:table-cell>
        </table:table-row>
        <table:table-row table:style-name="ro4"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table:formula="of:=[.C25]-[.C10]" office:value-type="float" office:value="-1.889">
            <text:p>-1.889</text:p>
          </table:table-cell>
          <table:table-cell table:formula="of:=SQRT([.D25]*[.D25]+[.D10]*[.D10])" office:value-type="float" office:value="0.0301496268633627">
            <text:p>0.0301496269</text:p>
          </table:table-cell>
          <table:table-cell table:formula="of:=[.E25]-[.E10]" office:value-type="float" office:value="-2.181">
            <text:p>-2.181</text:p>
          </table:table-cell>
          <table:table-cell table:formula="of:=SQRT([.F25]*[.F25]+[.F10]*[.F10])" office:value-type="float" office:value="0.0391152144312159">
            <text:p>0.0391152144</text:p>
          </table:table-cell>
          <table:table-cell table:formula="of:=[.G25]-[.G10]" office:value-type="float" office:value="-1.409">
            <text:p>-1.409</text:p>
          </table:table-cell>
          <table:table-cell table:formula="of:=SQRT([.H25]*[.H25]+[.H10]*[.H10])" office:value-type="float" office:value="0.0602079728939615">
            <text:p>0.0602079729</text:p>
          </table:table-cell>
        </table:table-row>
        <table:table-row table:style-name="ro4"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table:formula="of:=[.C26]-[.C11]" office:value-type="float" office:value="-1.886">
            <text:p>-1.886</text:p>
          </table:table-cell>
          <table:table-cell table:formula="of:=SQRT([.D26]*[.D26]+[.D11]*[.D11])" office:value-type="float" office:value="0.0240208242989286">
            <text:p>0.0240208243</text:p>
          </table:table-cell>
          <table:table-cell table:formula="of:=[.E26]-[.E11]" office:value-type="float" office:value="-2.063">
            <text:p>-2.063</text:p>
          </table:table-cell>
          <table:table-cell table:formula="of:=SQRT([.F26]*[.F26]+[.F11]*[.F11])" office:value-type="float" office:value="0.0220227155455452">
            <text:p>0.0220227155</text:p>
          </table:table-cell>
          <table:table-cell table:formula="of:=[.G26]-[.G11]" office:value-type="float" office:value="-1.37">
            <text:p>-1.37</text:p>
          </table:table-cell>
          <table:table-cell table:formula="of:=SQRT([.H26]*[.H26]+[.H11]*[.H11])" office:value-type="float" office:value="0.021095023109729">
            <text:p>0.0210950231</text:p>
          </table:table-cell>
        </table:table-row>
        <table:table-row table:style-name="ro4"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table:formula="of:=[.C27]-[.C12]" office:value-type="float" office:value="-1.855">
            <text:p>-1.855</text:p>
          </table:table-cell>
          <table:table-cell table:formula="of:=SQRT([.D27]*[.D27]+[.D12]*[.D12])" office:value-type="float" office:value="0.049254441424099">
            <text:p>0.0492544414</text:p>
          </table:table-cell>
          <table:table-cell table:formula="of:=[.E27]-[.E12]" office:value-type="float" office:value="-2.074">
            <text:p>-2.074</text:p>
          </table:table-cell>
          <table:table-cell table:formula="of:=SQRT([.F27]*[.F27]+[.F12]*[.F12])" office:value-type="float" office:value="0.0602992537267253">
            <text:p>0.0602992537</text:p>
          </table:table-cell>
          <table:table-cell table:formula="of:=[.G27]-[.G12]" office:value-type="float" office:value="-1.398">
            <text:p>-1.398</text:p>
          </table:table-cell>
          <table:table-cell table:formula="of:=SQRT([.H27]*[.H27]+[.H12]*[.H12])" office:value-type="float" office:value="0.113745329574449">
            <text:p>0.1137453296</text:p>
          </table:table-cell>
        </table:table-row>
        <table:table-row table:style-name="ro4"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table:formula="of:=[.C28]-[.C13]" office:value-type="float" office:value="-1.855">
            <text:p>-1.855</text:p>
          </table:table-cell>
          <table:table-cell table:formula="of:=SQRT([.D28]*[.D28]+[.D13]*[.D13])" office:value-type="float" office:value="0.0240208242989286">
            <text:p>0.0240208243</text:p>
          </table:table-cell>
          <table:table-cell table:formula="of:=[.E28]-[.E13]" office:value-type="float" office:value="-1.991">
            <text:p>-1.991</text:p>
          </table:table-cell>
          <table:table-cell table:formula="of:=SQRT([.F28]*[.F28]+[.F13]*[.F13])" office:value-type="float" office:value="0.0230217288664427">
            <text:p>0.0230217289</text:p>
          </table:table-cell>
          <table:table-cell table:formula="of:=[.G28]-[.G13]" office:value-type="float" office:value="-1.308">
            <text:p>-1.308</text:p>
          </table:table-cell>
          <table:table-cell table:formula="of:=SQRT([.H28]*[.H28]+[.H13]*[.H13])" office:value-type="float" office:value="0.0180277563773199">
            <text:p>0.0180277564</text:p>
          </table:table-cell>
        </table:table-row>
        <table:table-row table:style-name="ro4"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table:formula="of:=[.C29]-[.C14]" office:value-type="float" office:value="-1.857">
            <text:p>-1.857</text:p>
          </table:table-cell>
          <table:table-cell table:formula="of:=SQRT([.D29]*[.D29]+[.D14]*[.D14])" office:value-type="float" office:value="0.0240208242989286">
            <text:p>0.0240208243</text:p>
          </table:table-cell>
          <table:table-cell table:formula="of:=[.E29]-[.E14]" office:value-type="float" office:value="-2.103">
            <text:p>-2.103</text:p>
          </table:table-cell>
          <table:table-cell table:formula="of:=SQRT([.F29]*[.F29]+[.F14]*[.F14])" office:value-type="float" office:value="0.0250199920063936">
            <text:p>0.025019992</text:p>
          </table:table-cell>
          <table:table-cell table:formula="of:=[.G29]-[.G14]" office:value-type="float" office:value="-1.357">
            <text:p>-1.357</text:p>
          </table:table-cell>
          <table:table-cell table:formula="of:=SQRT([.H29]*[.H29]+[.H14]*[.H14])" office:value-type="float" office:value="0.0230867927612304">
            <text:p>0.0230867928</text:p>
          </table:table-cell>
        </table:table-row>
        <table:table-row table:style-name="ro4">
          <table:table-cell table:number-columns-repeated="2"/>
          <table:table-cell table:formula="of:=AVERAGE([.C32:.C44])" office:value-type="float" office:value="-1.86653846153846">
            <text:p>-1.8665384615</text:p>
          </table:table-cell>
          <table:table-cell table:formula="of:=SQRT(SUMSQ([.D32:.D44]))/13" office:value-type="float" office:value="0.00802879433424088">
            <text:p>0.0080287943</text:p>
          </table:table-cell>
          <table:table-cell table:formula="of:=AVERAGE([.E32:.E44])" office:value-type="float" office:value="-2.04553846153846">
            <text:p>-2.0455384615</text:p>
          </table:table-cell>
          <table:table-cell table:formula="of:=SQRT(SUMSQ([.F32:.F44]))/13" office:value-type="float" office:value="0.00990337937660287">
            <text:p>0.0099033794</text:p>
          </table:table-cell>
          <table:table-cell table:formula="of:=AVERAGE([.G32:.G44])" office:value-type="float" office:value="-1.33776923076923">
            <text:p>-1.3377692308</text:p>
          </table:table-cell>
          <table:table-cell table:formula="of:=SQRT(SUMSQ([.H32:.H44]))/13" office:value-type="float" office:value="0.0140149961949048">
            <text:p>0.0140149962</text:p>
          </table:table-cell>
        </table:table-row>
        <table:table-row table:style-name="ro4">
          <table:table-cell table:number-columns-repeated="8"/>
        </table:table-row>
        <table:table-row table:style-name="ro3">
          <table:table-cell office:value-type="string">
            <text:p>From phot</text:p>
          </table:table-cell>
          <table:table-cell/>
          <table:table-cell office:value-type="float" office:value="12.664">
            <text:p>12.664</text:p>
          </table:table-cell>
          <table:table-cell office:value-type="float" office:value="0.004">
            <text:p>0.004</text:p>
          </table:table-cell>
          <table:table-cell office:value-type="float" office:value="12.021">
            <text:p>12.021</text:p>
          </table:table-cell>
          <table:table-cell office:value-type="float" office:value="0.004">
            <text:p>0.004</text:p>
          </table:table-cell>
          <table:table-cell office:value-type="float" office:value="12.213">
            <text:p>12.213</text:p>
          </table:table-cell>
          <table:table-cell office:value-type="float" office:value="0.005">
            <text:p>0.005</text:p>
          </table:table-cell>
        </table:table-row>
        <table:table-row table:style-name="ro4">
          <table:table-cell office:value-type="string">
            <text:p>Subtract difference</text:p>
          </table:table-cell>
          <table:table-cell/>
          <table:table-cell table:formula="of:=[.C47]-[.C45]" office:value-type="float" office:value="14.5305384615385">
            <text:p>14.5305384615</text:p>
          </table:table-cell>
          <table:table-cell table:formula="of:=SQRT([.D45]*[.D45]+[.D47]*[.D47])" office:value-type="float" office:value="0.00897003558864392">
            <text:p>0.0089700356</text:p>
          </table:table-cell>
          <table:table-cell table:formula="of:=[.E47]-[.E45]" office:value-type="float" office:value="14.0665384615385">
            <text:p>14.0665384615</text:p>
          </table:table-cell>
          <table:table-cell table:formula="of:=SQRT([.F45]*[.F45]+[.F47]*[.F47])" office:value-type="float" office:value="0.0106806798976902">
            <text:p>0.0106806799</text:p>
          </table:table-cell>
          <table:table-cell table:formula="of:=[.G47]-[.G45]" office:value-type="float" office:value="13.5507692307692">
            <text:p>13.5507692308</text:p>
          </table:table-cell>
          <table:table-cell table:formula="of:=SQRT([.H45]*[.H45]+[.H47]*[.H47])" office:value-type="float" office:value="0.0148801921473883">
            <text:p>0.0148801921</text:p>
          </table:table-cell>
        </table:table-row>
        <table:table-row table:style-name="ro4">
          <table:table-cell office:value-type="string">
            <text:p>Subtract extinction</text:p>
          </table:table-cell>
          <table:table-cell/>
          <table:table-cell table:style-name="ce1" table:formula="of:=[.C48]-0.01" office:value-type="float" office:value="14.5205384615385">
            <text:p>14.521</text:p>
          </table:table-cell>
          <table:table-cell table:style-name="ce1" table:formula="of:=[.D48]" office:value-type="float" office:value="0.00897003558864392">
            <text:p>0.009</text:p>
          </table:table-cell>
          <table:table-cell table:style-name="ce1" table:formula="of:=[.E48]-0.006" office:value-type="float" office:value="14.0605384615385">
            <text:p>14.061</text:p>
          </table:table-cell>
          <table:table-cell table:style-name="ce1" table:formula="of:=[.F48]" office:value-type="float" office:value="0.0106806798976902">
            <text:p>0.011</text:p>
          </table:table-cell>
          <table:table-cell table:style-name="ce1" table:formula="of:=[.G48]-0.004" office:value-type="float" office:value="13.5467692307692">
            <text:p>13.547</text:p>
          </table:table-cell>
          <table:table-cell table:style-name="ce1" table:formula="of:=[.H48]" office:value-type="float" office:value="0.0148801921473883">
            <text:p>0.015</text:p>
          </table:table-cell>
        </table:table-row>
        <table:table-row table:style-name="ro4" table:number-rows-repeated="104852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H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5-12-16T22:30:35</meta:creation-date>
    <dc:date>2016-02-05T13:48:20</dc:date>
    <dc:creator>Ryan Hofmann</dc:creator>
    <meta:editing-duration>PT1H45M8S</meta:editing-duration>
    <meta:editing-cycles>5</meta:editing-cycles>
    <meta:generator>LibreOffice/3.5$Linux_X86_64 LibreOffice_project/350m1$Build-2</meta:generator>
    <meta:document-statistic meta:table-count="3" meta:cell-count="349" meta:object-count="0"/>
  </office:meta>
</office:document-meta>
</file>